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9" style:parent-style-name="Standard" style:family="paragraph">
      <style:paragraph-properties fo:text-align="justify" fo:line-height="150%"/>
    </style:style>
    <style:style style:name="T2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31" style:parent-style-name="Standard" style:family="paragraph">
      <style:paragraph-properties fo:text-align="justify" fo:line-height="150%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40" style:parent-style-name="Standard" style:family="paragraph">
      <style:paragraph-properties fo:text-align="justify" fo:line-height="150%"/>
    </style:style>
    <style:style style:name="T4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3" style:parent-style-name="Standard" style:family="paragraph">
      <style:paragraph-properties fo:text-align="justify" fo:line-height="150%"/>
    </style:style>
    <style:style style:name="T4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7" style:parent-style-name="Standard" style:list-style-name="LS1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9" style:parent-style-name="Standard" style:family="paragraph">
      <style:paragraph-properties fo:text-align="justify" fo:line-height="150%"/>
    </style:style>
    <style:style style:name="T5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56" style:parent-style-name="Standard" style:family="paragraph">
      <style:paragraph-properties fo:text-align="justify" fo:line-height="150%"/>
    </style:style>
    <style:style style:name="T5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59" style:parent-style-name="Standard" style:family="paragraph">
      <style:paragraph-properties fo:text-align="justify" fo:line-height="150%"/>
    </style:style>
    <style:style style:name="T6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3" style:parent-style-name="Standard" style:list-style-name="LFO2" style:family="paragraph">
      <style:paragraph-properties fo:margin-bottom="0in" fo:line-height="150%"/>
    </style:style>
    <style:style style:name="T6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5" style:parent-style-name="Standard" style:family="paragraph">
      <style:paragraph-properties fo:text-align="justify" fo:margin-bottom="0in" fo:line-height="150%"/>
      <style:text-properties style:font-name="Times New Roman" style:font-name-asian="Times New Roman" style:font-name-complex="Times New Roman"/>
    </style:style>
    <style:style style:name="P66" style:parent-style-name="Standard" style:family="paragraph">
      <style:paragraph-properties fo:text-align="justify" fo:line-height="150%"/>
    </style:style>
    <style:style style:name="T6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6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6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7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76" style:parent-style-name="Standard" style:family="paragraph">
      <style:paragraph-properties fo:text-align="justify" fo:line-height="150%"/>
    </style:style>
    <style:style style:name="T7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7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8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81" style:parent-style-name="Standard" style:list-style-name="LFO3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8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83" style:parent-style-name="Standard" style:family="paragraph">
      <style:paragraph-properties fo:text-align="justify" fo:line-height="150%"/>
    </style:style>
    <style:style style:name="T8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8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8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9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92" style:parent-style-name="Standard" style:family="paragraph">
      <style:paragraph-properties fo:text-align="justify" fo:line-height="150%"/>
    </style:style>
    <style:style style:name="T9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9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9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96" style:parent-style-name="Standard" style:list-style-name="LFO4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97" style:parent-style-name="Standard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language="pt" fo:country="BR"/>
    </style:style>
    <style:style style:name="P98" style:parent-style-name="Standard" style:family="paragraph">
      <style:paragraph-properties fo:text-align="justify" fo:line-height="150%"/>
    </style:style>
    <style:style style:name="T9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10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06" style:parent-style-name="Standard" style:family="paragraph">
      <style:paragraph-properties fo:text-align="justify" fo:line-height="150%"/>
    </style:style>
    <style:style style:name="T10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0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0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10" style:parent-style-name="Standard" style:list-style-name="LFO5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1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</office:automatic-styles>
  <office:body>
    <office:text text:use-soft-page-breaks="true">
      <text:p text:style-name="P1"><text:span text:style-name="T8">Aluno</text:span><text:span text:style-name="T9">: Rogério Tristão Junior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Data:</text:span><text:span text:style-name="T18"><text:s/>28/05/2013</text:span></text:p>
      <text:p text:style-name="P19"><text:span text:style-name="T20">Fase/Iteração:</text:span><text:span text:style-name="T21"><text:s/>Iteração 0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Esforço Total:</text:span><text:span text:style-name="T29"><text:s/></text:span><text:span text:style-name="T30">308,5</text:span></text:p>
      <text:p text:style-name="P31"><text:span text:style-name="T32">Atividade: Prototipação da interface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Esforço: 1 hora</text:span></text:p>
      <text:p text:style-name="P40"><text:span text:style-name="T41">Descrição:<text:s/></text:span><text:span text:style-name="T42">Desenvolvida o protótipo de baixa fidelidade da tela de login e inicial do SAD.<text:s/></text:span></text:p>
      <text:p text:style-name="P43"><text:span text:style-name="T44">Produtos: Balsamiq WEB, EOR-SAD e verificação e análise de interfaces de outros sistemas de qualquer gênero (Redmine, Sonar, Collabnet EDGE e outros).</text:span></text:p>
      <text:p text:style-name="P45">Equipe: Rogério Tristão<text:s/>Junior</text:p>
      <text:p text:style-name="P46">Artefato:<text:s/><text:tab/></text:p>
      <text:list text:style-name="LS1" text:continue-numbering="true">
        <text:list-item>
          <text:list>
            <text:list-item>
              <text:p text:style-name="P47">2 imagens (com suas fontes) referentes à tela de login e inicial do projeto.</text:p>
            </text:list-item>
          </text:list>
        </text:list-item>
      </text:list>
      <text:p text:style-name="P48"/>
      <text:p text:style-name="P49"><text:span text:style-name="T50">Atividade: Desenvolvimento do logotipo do projeto</text:span><text:span text:style-name="T51"><text:tab/></text:span><text:span text:style-name="T52"><text:tab/></text:span><text:span text:style-name="T53"><text:tab/></text:span><text:span text:style-name="T54"><text:tab/></text:span><text:span text:style-name="T55">Esforço: 1,5 horas</text:span></text:p>
      <text:p text:style-name="P56"><text:span text:style-name="T57">Descrição: Desenvolvida o protótipo de baixa fidelidade da tela de login e inicial do S</text:span><text:span text:style-name="T58">AD.<text:s/></text:span></text:p>
      <text:p text:style-name="P59"><text:span text:style-name="T60">Produtos: Paint. NET (com BoltBait’s Plugin Pack) e pesquisa em padrões de ícones pela internet.</text:span></text:p>
      <text:p text:style-name="P61">Equipe: Rogério Tristão Junior</text:p>
      <text:p text:style-name="P62">Artefato:<text:s/><text:tab/></text:p>
      <text:list text:style-name="LFO2" text:continue-numbering="true">
        <text:list-item>
          <text:list>
            <text:list-item>
              <text:p text:style-name="P63"><text:span text:style-name="T64">1 ícone (com sua fonte) do projeto SAD</text:span></text:p>
            </text:list-item>
          </text:list>
        </text:list-item>
      </text:list>
      <text:p text:style-name="P65"/>
      <text:p text:style-name="P66"><text:span text:style-name="T67">Atividade: Especificação de Objetivos e Requisitos</text:span><text:span text:style-name="T68"><text:tab/></text:span><text:span text:style-name="T69"><text:tab/></text:span><text:span text:style-name="T70"><text:tab/></text:span><text:span text:style-name="T71"><text:tab/></text:span><text:span text:style-name="T72">Esforço:<text:s/></text:span><text:span text:style-name="T73">15</text:span><text:span text:style-name="T74"><text:s/>dias</text:span></text:p>
      <text:p text:style-name="P75">Descrição: Entender o problema, estabelecer quais requisitos funcionais e não funcionais preliminarmente e, verificar com base nos dados atuais (planilha eletrônica da CAD), como que é feito o processo de contabilização dos pontos.</text:p>
      <text:p text:style-name="P76"><text:span text:style-name="T77">Produtos: Editor de text</text:span><text:span text:style-name="T78">o Word,</text:span></text:p>
      <text:p text:style-name="P79">Equipe: Rogério Tristão Junior, Rhaíssa Nogueira, Thais Cardoso, Ruben Borges.</text:p>
      <text:p text:style-name="P80">Artefato:<text:s/><text:tab/></text:p>
      <text:list text:style-name="LFO3" text:continue-numbering="true">
        <text:list-item>
          <text:list>
            <text:list-item>
              <text:p text:style-name="P81">Documento EOR</text:p>
            </text:list-item>
          </text:list>
        </text:list-item>
      </text:list>
      <text:p text:style-name="P82"/>
      <text:soft-page-break/>
      <text:p text:style-name="P83"><text:span text:style-name="T84">Atividade: Classe para implementação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Esforço: 3 dias</text:span></text:p>
      <text:p text:style-name="P91">Descrição: Implementação do requisito RFUN1. As classes produzidas são: CalculoNota e<text:s/>NumeroNegativoException. A primeira é onde ficará a regra de negócio sobre os cálculos das avaliações da CAD, já a segunda é uma classe de exceção que não permitira a inserção e manipulação de dados negativos.</text:p>
      <text:p text:style-name="P92"><text:span text:style-name="T93">Produtos: Eclipse, JUNIT.</text:span></text:p>
      <text:p text:style-name="P94">Equipe: Rogério Tristão Junior</text:p>
      <text:p text:style-name="P95">Artefato:<text:s/><text:tab/></text:p>
      <text:list text:style-name="LFO4" text:continue-numbering="true">
        <text:list-item>
          <text:list>
            <text:list-item>
              <text:p text:style-name="P96">Arquivos “.java” da classe “CalculoNota” e “NumeroNegativoException”</text:p>
            </text:list-item>
          </text:list>
        </text:list-item>
      </text:list>
      <text:p text:style-name="P97"/>
      <text:p text:style-name="P98"><text:span text:style-name="T99">Atividade: Teste para a classe de implementação</text:span><text:span text:style-name="T100"><text:tab/></text:span><text:span text:style-name="T101"><text:tab/></text:span><text:span text:style-name="T102"><text:tab/></text:span><text:span text:style-name="T103"><text:tab/></text:span><text:span text:style-name="T104">Esforço: 3 dias</text:span></text:p>
      <text:p text:style-name="P105">Descrição: Codificação da classe de teste para validar e verificar a classe CalculoNota.java.</text:p>
      <text:p text:style-name="P106"><text:span text:style-name="T107">Produtos: Eclipse, JUNIT.</text:span></text:p>
      <text:p text:style-name="P108">Equipe: Rogério Tristão Junior</text:p>
      <text:p text:style-name="P109">Artefato:<text:s/><text:tab/></text:p>
      <text:list text:style-name="LFO5" text:continue-numbering="true">
        <text:list-item>
          <text:list>
            <text:list-item>
              <text:p text:style-name="P110">Arquivo “.java” referente à classe de teste (TestCalculoNota.java)</text:p>
            </text:list-item>
          </text:list>
        </text:list-item>
      </text:list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1" style:display-name="Heading 1" style:family="paragraph" style:parent-style-name="Standard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 style:language-asian="pt" style:country-asian="BR" style:language-complex="ar" style:country-complex="SA"/>
    </style:style>
    <style:style style:name="T4" style:parent-style-name="Fonteparág.padrão" style:family="text">
      <style:text-properties style:font-name="Times New Roman" style:font-name-asian="Times New Roman" style:font-name-complex="Times New Roman"/>
    </style:style>
    <style:style style:name="P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6" style:parent-style-name="Fonteparág.padrão" style:family="text"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3" text:anchor-type="paragraph" svg:x="5.48472in" svg:y="0.05764in" svg:width="1.16667in" svg:height="0.53125in" style:rel-width="scale" style:rel-height="scale"><draw:image xlink:href="media/image1.png" xlink:type="simple" xlink:show="embed" xlink:actuate="onLoad"/><svg:desc>icone_sad.png</svg:desc></draw:frame></text:span><text:span text:style-name="T4">Fábrica de Software – Instituto de Informática – Universidade Federal de Goiás</text:span></text:p>
        <text:p text:style-name="P5">Sistema de Avaliação do Docente</text:p>
        <text:p text:style-name="Standard"><text:span text:style-name="T6">Relatório Individual</text:span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gerio Tristao Jr</meta:initial-creator>
    <dc:creator>Rogerio Tristao Jr</dc:creator>
    <meta:creation-date>2013-05-28T15:22:00Z</meta:creation-date>
    <dc:date>2013-05-28T19:29:00Z</dc:date>
    <meta:template xlink:href="Normal.dotm" xlink:type="simple"/>
    <meta:editing-cycles>2</meta:editing-cycles>
    <meta:editing-duration>PT13860S</meta:editing-duration>
    <meta:document-statistic meta:page-count="2" meta:paragraph-count="4" meta:word-count="328" meta:character-count="2098" meta:row-count="14" meta:non-whitespace-character-count="1774"/>
  </office:meta>
</office:document-meta>
</file>